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Titre" style:family="paragraph">
      <style:paragraph-properties fo:text-align="center"/>
    </style:style>
    <style:style style:name="P3" style:parent-style-name="Normal" style:family="paragraph">
      <style:paragraph-properties fo:margin-left="0.4916in">
        <style:tab-stops/>
      </style:paragraph-properties>
    </style:style>
    <style:style style:name="P4" style:parent-style-name="Normal" style:family="paragraph">
      <style:paragraph-properties fo:margin-left="0.4916in">
        <style:tab-stops/>
      </style:paragraph-properties>
    </style:style>
    <style:style style:name="P5" style:parent-style-name="Normal" style:family="paragraph">
      <style:paragraph-properties fo:margin-left="0.4916in">
        <style:tab-stops/>
      </style:paragraph-properties>
    </style:style>
    <style:style style:name="P6" style:parent-style-name="Paragraphedeliste" style:family="paragraph"/>
    <style:style style:name="P7" style:parent-style-name="Paragraphedeliste" style:family="paragraph"/>
    <style:style style:name="T8" style:parent-style-name="pre" style:family="text">
      <style:text-properties style:font-name="Courier New" style:font-name-complex="Courier New" fo:color="#0000FF" fo:font-size="10pt" style:font-size-asian="10pt" style:font-size-complex="10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Seyedeh<text:s/>Neguin NAVIDI – Luca BRESOLIN</text:p>
      <text:p text:style-name="P2">Etat d’avancement au 07/04/2022</text:p>
      <text:p text:style-name="Normal"/>
      <text:h text:style-name="Titre1" text:outline-level="1">Problématique </text:h>
      <text:p text:style-name="Normal"/>
      <text:p text:style-name="Normal">Nous devons créer un programme capable de classifier avec le plus de précision possible si un texte a été traduit ou si c’est un original de la langue dans laquelle il est écrite. Nous nous limiterons au texte écrit en français en utilisant aussi bien des textes<text:s/>traduits depuis l’anglais que des textes originaux.</text:p>
      <text:p text:style-name="Normal"/>
      <text:h text:style-name="Titre1" text:outline-level="1">Solutions envisagées</text:h>
      <text:p text:style-name="Normal"/>
      <text:p text:style-name="Normal">Nous avons envisagé principalement deux solutions au départ :</text:p>
      <text:p text:style-name="P3">- Extraire des caractéristiques significatives<text:s/>des textes<text:s/>« naïvement » (e.g<text:s/>nombre de mots,<text:s/>mots rares utilisé, etc.)<text:s/>et tenter d’établir un modèle de classification simple sur ces dernières</text:p>
      <text:p text:style-name="P4">-<text:s/>Proposé par nos tuteurs : convertir<text:s/>les textes en image, et faire apprendre un modèle de<text:s/><text:s/>classification à base de réseau de neurones profonds (SqueezeNet basé sur AlexNet) sur ces dernières</text:p>
      <text:p text:style-name="Normal">Nous avons également envisagé une troisième solution après avoir passé quelques temps à implémenter les deux premières :</text:p>
      <text:p text:style-name="P5">- Convertir le texte en vecteurs à l’aide de technologies déjà existantes<text:s/>(e.g CountVectorizer de sk-learn ou bien en utilisant un modèle Word2Vec déjà entrainé)<text:s/>et<text:s/>former<text:s/>un modèle<text:s/>de classification sur le texte ainsi converti</text:p>
      <text:p text:style-name="Normal"/>
      <text:h text:style-name="Titre1" text:outline-level="1">Réalisations</text:h>
      <text:p text:style-name="Normal"/>
      <text:h text:style-name="Titre2" text:outline-level="2">Solution naïve </text:h>
      <text:p text:style-name="Normal">Nous avons essayé de faire une implémentation rapide de l’option naïve en utilisant<text:s/>quatre<text:s/>caractéristiques principales : le nombres de mots, le nombre de mots rares (&lt;3 apparitions), le nombre de mots communs (&gt;1000 apparitions) et enfin le nombre d’occurrence du mot le plus commun. A partir de ses quatre mesures le modèle<text:s/>entrainé sur les textes transmis par nos professeurs atteint une précision située entre 60 et 70% en moyenne.<text:line-break/><text:line-break/>Après une discussion avec les professeurs, nous avons changé les mesures dénombrant les mots en les échelonnant à la taille totale du texte réduisant ainsi les biais introduits par la différence de taille de texte (un texte long avec un lexique pauvre<text:s/>pourrait théoriquement être confondu avec un texte plus court mais disposant d’un lexique plus riche). Ce changement améliora la précision d’environ<text:s/><text:soft-page-break/>5%.<text:line-break/><text:line-break/><text:span text:style-name="Titre1Car">Solution des professeurs</text:span><text:s/></text:p>
      <text:p text:style-name="Normal">Conversion en images :</text:p>
      <text:p text:style-name="Normal">Nous avons utilisé principalement deux méthodes de conversion</text:p>
      <text:list text:style-name="LFO7" text:continue-numbering="true">
        <text:list-item>
          <text:p text:style-name="P6">word : Méthode basée<text:s/>sur la découpe du texte en mots (ou formes), où chaque mot du texte original devient un pixel dans l’image de sortie.<text:s/>Ce pixel a pour valeur dans chaque canal, rouge : fréquence du mot dans le texte, vert : catégorie grammaticale du mot, bleu : nombre de mots dans la phrase</text:p>
        </text:list-item>
        <text:list-item>
          <text:p text:style-name="P7">char :</text:p>
        </text:list-item>
      </text:list>
      <text:p text:style-name="Normal"/>
      <text:p text:style-name="Normal">Apprentissage :</text:p>
      <text:p text:style-name="Normal">En utilisant de prime abord une implémentation de SqueezeNet qui n’avait pas été pré-entrainé, l’apprentissage ne donnait quasiment aucun résultat en ne progressant pas au-delà de 51% de précision<text:s/>même en augmentant le nombre des périodes d’apprentissage ou en ajustant des hyperparamètres tels que le taux d’apprentissage.</text:p>
      <text:p text:style-name="Normal"/>
      <text:p text:style-name="Normal">SUITE</text:p>
      <text:p text:style-name="Normal"/>
      <text:p text:style-name="Normal"/>
      <text:p text:style-name="Normal"><text:span text:style-name="Titre1Car">Solution<text:s/></text:span><text:span text:style-name="Titre1Car">vectorielle</text:span></text:p>
      <text:p text:style-name="Normal">En transformant chaque texte à l’aide de la fonction CountVectorizer de la librarie<text:s/>SKLearn, nous obtenons des données numériques qui peuvent être données à un modèle de classification comme ceux basés sur l’approche bayésienne naïve. Ici nous avons choisis le modèle<text:s/><text:a office:title="sklearn.naive_bayes.BernoulliNB" xlink:href="https://scikit-learn.org/stable/modules/generated/sklearn.naive_bayes.BernoulliNB.html#sklearn.naive_bayes.BernoulliNB" office:target-frame-name="_top" xlink:show="replace"><text:span text:style-name="T8">BernoulliNB</text:span></text:a><text:s/>(supposant que les données sont distribuées de manière binomiale). C’est pour le moment la meilleure solution à laquelle nous sommes parvenu avec une précision oscillant entre 93 et 97% sur les données de tes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ous-titre" style:display-name="Sous-titr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ous-titreCar" style:display-name="Sous-titre Car" style:family="text" style:parent-style-name="Policepardéfaut">
      <style:text-properties style:font-name-asian="Times New Roman" fo:color="#5A5A5A" fo:letter-spacing="0.0104in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re" style:display-name="pre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alibri" style:font-name-asian="Calibri" style:font-name-complex="Calib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alibri" style:font-name-asian="Calibri" style:font-name-complex="Calibri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alibri" style:font-name-asian="Calibri" style:font-name-complex="Calibri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ca Bresolin</meta:initial-creator>
    <dc:creator>Luca Bresolin</dc:creator>
    <meta:creation-date>2022-04-10T22:00:00Z</meta:creation-date>
    <dc:date>2022-04-10T22:00:00Z</dc:date>
    <meta:template xlink:href="Normal" xlink:type="simple"/>
    <meta:editing-cycles>2</meta:editing-cycles>
    <meta:editing-duration>PT0S</meta:editing-duration>
    <meta:document-statistic meta:page-count="2" meta:paragraph-count="7" meta:word-count="545" meta:character-count="3541" meta:row-count="25" meta:non-whitespace-character-count="3003"/>
  </office:meta>
</office:document-meta>
</file>